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tserrat" svg:font-family="Montserrat, sans-serif"/>
    <style:font-face style:name="Nunito Sans" svg:font-family="'Nunito Sans', Arial, sans-serif"/>
    <style:font-face style:name="OpenSymbol" svg:font-family="OpenSymbol"/>
    <style:font-face style:name="Oswald" svg:font-family="Oswald, sans-serif"/>
    <style:font-face style:name="Poppins" svg:font-family="Poppins, sans-serif"/>
    <style:font-face style:name="inherit" svg:font-family="inheri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fo:color="#292b2c" style:font-name="Nunito Sans" fo:font-size="14pt" fo:letter-spacing="normal" fo:font-style="normal" fo:font-weight="bold" fo:background-color="#99ffcc" style:font-size-asian="14pt" style:font-size-complex="14pt"/>
    </style:style>
    <style:style style:name="P2" style:family="paragraph" style:parent-style-name="Text_20_body">
      <style:paragraph-properties fo:margin-left="0cm" fo:margin-right="0cm" fo:margin-top="0cm" fo:margin-bottom="0cm" style:line-height-at-least="0.635cm" fo:text-align="start" style:justify-single-word="false" fo:orphans="2" fo:widows="2" fo:text-indent="0cm" style:auto-text-indent="false" fo:padding="0cm" fo:border="none"/>
    </style:style>
    <style:style style:name="P3" style:family="paragraph" style:parent-style-name="Heading_20_2">
      <style:text-properties fo:font-variant="normal" fo:text-transform="none" fo:color="#292b2c" style:font-name="Nunito Sans" fo:font-size="31.5pt" fo:letter-spacing="normal" fo:font-style="normal" fo:font-weight="bold" fo:background-color="#99ffcc"/>
    </style:style>
    <style:style style:name="P4" style:family="paragraph" style:parent-style-name="Heading_20_2">
      <style:text-properties fo:font-variant="normal" fo:text-transform="none" fo:color="#292b2c" style:font-name="Nunito Sans" fo:font-size="14pt" fo:letter-spacing="normal" fo:font-style="normal" fo:font-weight="bold" fo:background-color="#ffff00" style:font-size-asian="14pt" style:font-size-complex="14pt"/>
    </style:style>
    <style:style style:name="P5" style:family="paragraph" style:parent-style-name="Heading_20_2">
      <style:text-properties fo:background-color="#ff3333"/>
    </style:style>
    <style:style style:name="P6" style:family="paragraph" style:parent-style-name="Heading_20_3">
      <style:paragraph-properties fo:margin-left="0cm" fo:margin-right="0cm" fo:margin-top="0cm" fo:margin-bottom="0.265cm" fo:line-height="110%" fo:text-align="start" style:justify-single-word="false" fo:orphans="2" fo:widows="2" fo:text-indent="0cm" style:auto-text-indent="false" fo:padding="0cm" fo:border="none"/>
      <style:text-properties fo:font-variant="normal" fo:text-transform="none" fo:color="#292b2c" style:font-name="inherit" fo:font-size="11.25pt" fo:letter-spacing="normal" fo:font-style="normal" fo:font-weight="bold" fo:background-color="#ff3333"/>
    </style:style>
    <style:style style:name="P7" style:family="paragraph" style:parent-style-name="Heading_20_1">
      <style:text-properties fo:font-variant="normal" fo:text-transform="none" fo:color="#1b1b1b" style:font-name="Oswald" fo:letter-spacing="normal" fo:font-style="normal" fo:font-weight="bold" fo:background-color="#ff3333"/>
    </style:style>
    <style:style style:name="P8" style:family="paragraph" style:parent-style-name="Text_20_body">
      <style:text-properties fo:font-variant="normal" fo:text-transform="none" fo:color="#292b2c" style:font-name="Nunito Sans" fo:font-size="14pt" fo:letter-spacing="normal" fo:font-style="normal" fo:font-weight="bold" fo:background-color="#99ffcc" style:font-size-asian="14pt" style:font-size-complex="14pt"/>
    </style:style>
    <style:style style:name="P9" style:family="paragraph" style:parent-style-name="Text_20_body">
      <style:text-properties fo:font-variant="normal" fo:text-transform="none" fo:color="#292b2c" style:font-name="Nunito Sans" fo:font-size="14pt" fo:letter-spacing="normal" fo:font-style="normal" fo:font-weight="bold" fo:background-color="#ffff00" style:font-size-asian="14pt" style:font-size-complex="14pt"/>
    </style:style>
    <style:style style:name="P10" style:family="paragraph" style:parent-style-name="Text_20_body">
      <style:text-properties fo:font-variant="normal" fo:text-transform="none" fo:color="#292b2c" style:font-name="Nunito Sans" fo:font-size="14pt" fo:letter-spacing="normal" fo:font-style="normal" fo:font-weight="bold" fo:background-color="#007826" style:font-size-asian="14pt" style:font-size-complex="14pt"/>
    </style:style>
    <style:style style:name="P11" style:family="paragraph" style:parent-style-name="Text_20_body" style:list-style-name="L3"/>
    <style:style style:name="P12" style:family="paragraph" style:parent-style-name="Text_20_body">
      <style:text-properties fo:background-color="#ffff00"/>
    </style:style>
    <style:style style:name="P13" style:family="paragraph" style:parent-style-name="Text_20_body" style:list-style-name="L4"/>
    <style:style style:name="P14" style:family="paragraph" style:parent-style-name="Text_20_body" style:list-style-name="L1">
      <style:paragraph-properties fo:margin-left="0cm" fo:margin-right="0cm" fo:margin-top="0cm" fo:margin-bottom="0cm" fo:line-height="160%" fo:orphans="2" fo:widows="2" fo:text-indent="0cm" style:auto-text-indent="false" fo:padding="0cm" fo:border="none"/>
      <style:text-properties fo:font-variant="normal" fo:text-transform="none" fo:color="#000000" style:font-name="Poppins" fo:font-size="12pt" fo:letter-spacing="normal" fo:font-style="normal" fo:font-weight="normal" fo:background-color="#ff3333"/>
    </style:style>
    <style:style style:name="P15" style:family="paragraph" style:parent-style-name="Text_20_body">
      <style:paragraph-properties fo:margin-left="0cm" fo:margin-right="0cm" fo:margin-top="0cm" fo:margin-bottom="0cm" style:line-height-at-least="0.635cm" fo:text-align="start" style:justify-single-word="false" fo:orphans="2" fo:widows="2" fo:text-indent="0cm" style:auto-text-indent="false" fo:padding="0cm" fo:border="none"/>
      <style:text-properties fo:font-variant="normal" fo:text-transform="none" fo:color="#585858" style:font-name="inherit" fo:font-size="11.25pt" fo:letter-spacing="normal" fo:font-style="normal" fo:font-weight="normal" fo:background-color="#ff3333"/>
    </style:style>
    <style:style style:name="P16" style:family="paragraph" style:parent-style-name="Text_20_body" style:list-style-name="L2">
      <style:paragraph-properties fo:margin-left="0cm" fo:margin-right="0cm" fo:margin-top="0cm" fo:margin-bottom="0cm" style:line-height-at-least="0.635cm" fo:text-align="start" style:justify-single-word="false" fo:orphans="2" fo:widows="2" fo:text-indent="0cm" style:auto-text-indent="false" fo:padding="0cm" fo:border="none"/>
      <style:text-properties fo:font-variant="normal" fo:text-transform="none" fo:color="#585858" style:font-name="inherit" fo:font-size="11.25pt" fo:letter-spacing="normal" fo:font-style="normal" fo:font-weight="normal" fo:background-color="#ff3333"/>
    </style:style>
    <style:style style:name="P17" style:family="paragraph" style:parent-style-name="Text_20_body">
      <style:paragraph-properties fo:margin-left="0cm" fo:margin-right="0cm" fo:margin-top="0cm" fo:margin-bottom="0cm" style:line-height-at-least="0.635cm" fo:text-align="start" style:justify-single-word="false" fo:orphans="2" fo:widows="2" fo:text-indent="0cm" style:auto-text-indent="false" fo:padding="0cm" fo:border="none"/>
      <style:text-properties fo:font-variant="normal" fo:text-transform="none" fo:color="#c33623" style:font-name="Nunito Sans" fo:font-size="11.25pt" fo:letter-spacing="normal" fo:font-style="normal" fo:font-weight="normal" fo:background-color="#ff3333"/>
    </style:style>
    <style:style style:name="P18" style:family="paragraph" style:parent-style-name="Text_20_body" style:list-style-name="L4">
      <style:paragraph-properties fo:margin-top="0cm" fo:margin-bottom="0cm"/>
    </style:style>
    <style:style style:name="P19" style:family="paragraph" style:parent-style-name="Heading_20_5">
      <style:text-properties fo:font-variant="normal" fo:text-transform="none" fo:color="#292b2c" style:font-name="Nunito Sans" fo:font-size="14pt" fo:letter-spacing="normal" fo:font-style="normal" fo:font-weight="bold" fo:background-color="#ffff00" style:font-size-asian="14pt" style:font-size-complex="14pt"/>
    </style:style>
    <style:style style:name="T1" style:family="text">
      <style:text-properties fo:font-variant="normal" fo:text-transform="none" fo:color="#585858" style:font-name="inherit" fo:font-size="11.25pt" fo:letter-spacing="normal" fo:font-style="normal" fo:font-weight="normal"/>
    </style:style>
    <style:style style:name="T2" style:family="text">
      <style:text-properties fo:font-variant="normal" fo:text-transform="none" fo:color="#585858" style:font-name="inherit" fo:font-size="11.25pt" fo:letter-spacing="normal" fo:font-style="normal" fo:font-weight="normal" fo:background-color="#cccccc"/>
    </style:style>
    <style:style style:name="T3" style:family="text">
      <style:text-properties fo:font-variant="normal" fo:text-transform="none" fo:color="#585858" style:font-name="inherit" fo:font-size="11.25pt" fo:letter-spacing="normal" fo:font-style="normal" fo:font-weight="normal" fo:background-color="#ff3333"/>
    </style:style>
    <style:style style:name="T4" style:family="text">
      <style:text-properties fo:font-variant="normal" fo:text-transform="none" fo:color="#c33623" style:text-line-through-style="none" style:font-name="inherit" fo:font-size="11.25pt" fo:letter-spacing="normal" fo:font-style="normal" style:text-underline-style="none" fo:font-weight="normal" style:text-blinking="false"/>
    </style:style>
    <style:style style:name="T5" style:family="text">
      <style:text-properties fo:font-variant="normal" fo:text-transform="none" fo:color="#c33623" style:text-line-through-style="none" style:font-name="inherit" fo:font-size="11.25pt" fo:letter-spacing="normal" fo:font-style="normal" style:text-underline-style="none" fo:font-weight="normal" style:text-blinking="false" fo:background-color="#cccccc"/>
    </style:style>
    <style:style style:name="T6" style:family="text">
      <style:text-properties fo:font-variant="normal" fo:text-transform="none" fo:color="#c33623" style:text-line-through-style="none" style:font-name="inherit" fo:font-size="11.25pt" fo:letter-spacing="normal" fo:font-style="normal" style:text-underline-style="none" fo:font-weight="normal" style:text-blinking="false" fo:background-color="#ff3333"/>
    </style:style>
    <style:style style:name="T7" style:family="text">
      <style:text-properties fo:font-variant="normal" fo:text-transform="none" fo:color="#292b2c" style:font-name="Montserrat" fo:letter-spacing="normal" fo:font-style="normal" fo:font-weight="normal"/>
    </style:style>
    <style:style style:name="T8" style:family="text">
      <style:text-properties fo:font-variant="normal" fo:text-transform="none" fo:color="#292b2c" style:font-name="inherit" fo:letter-spacing="normal" fo:font-style="normal" fo:font-weight="bold"/>
    </style:style>
    <style:style style:name="T9" style:family="text">
      <style:text-properties fo:font-variant="normal" fo:text-transform="none" fo:color="#292b2c" style:font-name="Nunito Sans" fo:font-size="14pt" fo:letter-spacing="normal" fo:font-style="normal" fo:font-weight="bold" fo:background-color="#ffcc99" style:font-size-asian="14pt" style:font-size-complex="14pt"/>
    </style:style>
    <style:style style:name="T10" style:family="text">
      <style:text-properties fo:font-variant="normal" fo:text-transform="none" fo:color="#292b2c" style:font-name="Nunito Sans" fo:font-size="14pt" fo:letter-spacing="normal" fo:font-style="normal" fo:font-weight="bold" fo:background-color="#99ffcc" style:font-size-asian="14pt" style:font-size-complex="14pt"/>
    </style:style>
    <style:style style:name="T11" style:family="text">
      <style:text-properties fo:background-color="#ffff00"/>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Entretien mécanique automobile</text:h>
      <text:list xml:id="list4976388625650317549" text:style-name="L1">
        <text:list-item>
          <text:p text:style-name="P14">Vidange, entretien, révision</text:p>
        </text:list-item>
        <text:list-item>
          <text:p text:style-name="P14">Diagnostics</text:p>
        </text:list-item>
        <text:list-item>
          <text:p text:style-name="P14">Freinage</text:p>
        </text:list-item>
        <text:list-item>
          <text:p text:style-name="P14">Direction, suspension &amp; tenue de route</text:p>
        </text:list-item>
        <text:list-item>
          <text:p text:style-name="P14">Batterie &amp; démarrage</text:p>
        </text:list-item>
        <text:list-item>
          <text:p text:style-name="P14">Moteur</text:p>
        </text:list-item>
        <text:list-item>
          <text:p text:style-name="P14">Climatisation</text:p>
        </text:list-item>
        <text:list-item>
          <text:p text:style-name="P14">Filtration</text:p>
        </text:list-item>
        <text:list-item>
          <text:p text:style-name="P14">Échappement &amp; pollution</text:p>
        </text:list-item>
        <text:list-item>
          <text:p text:style-name="P14">Éclairage &amp; visibilité</text:p>
        </text:list-item>
        <text:list-item>
          <text:p text:style-name="P14">Huiles &amp; liquides</text:p>
        </text:list-item>
        <text:list-item>
          <text:p text:style-name="P14">Entretien hivernal</text:p>
        </text:list-item>
      </text:list>
      <text:p text:style-name="Standard"/>
      <text:p text:style-name="Standard"/>
      <text:p text:style-name="Standard"/>
      <text:p text:style-name="Standard"/>
      <text:h text:style-name="P5" text:outline-level="2"><text:span text:style-name="T7">BRIS DE GLACE<text:line-break/></text:span><text:span text:style-name="T8">COMMENT ÇA MARCHE ?</text:span></text:h>
      <text:p text:style-name="P17">Votre pare-brise est fissuré ? Impacté dans le champ de vision du conducteur ? Il est nécessaire de le remplacer rapidement ! Dans la MAJORITÉ des cas (attention, c’est optionnel dans certaines assurances au tiers), les contrats d’assurances auto incluent une garantie bris de glace qui prendra en charge les frais de remplacement ou de réparation des éléments vitrés de votre véhicule. Quels sont les étapes que vous devez suivre ? Cela va t-il vous porter préjudice ?</text:p>
      <text:h text:style-name="P6" text:outline-level="3">CHOISIR VOTRE RÉPARATEUR</text:h>
      <text:p text:style-name="P2"><text:span text:style-name="T3">Il faut choisir le réparateur à qui vous confierez la réparation ou le remplacement du vitrage. Et oui, vous pouvez choisir votre réparateur librement! Et ce, depuis la Loi Hamon sur la consommation. Pour ce type d’intervention, </text:span><text:a xlink:type="simple" xlink:href="https://www.zecarrossery.fr/prestations/remplacement-de-pare-brise-et-vitrage" office:target-frame-name="_blank" xlink:show="new" text:style-name="Internet_20_link" text:visited-style-name="Visited_20_Internet_20_Link"><text:span text:style-name="T6">le carrossier est le prestataire le plus fiable</text:span></text:a><text:span text:style-name="T3">, il maîtrise la technicité du remplacement de pare brise ainsi que toutes les opérations sur votre carrosserie qui peuvent avoir une relation de cause à effet avec un bris de glace. il vous assurera un SAV de qualité en cas de défaut de pose ou de joint défectueux. Pour trouver le professionnel le plus proche de chez vous ?</text:span><text:a xlink:type="simple" xlink:href="https://www.zecarrossery.fr/" office:target-frame-name="_blank" xlink:show="new" text:style-name="Internet_20_link" text:visited-style-name="Visited_20_Internet_20_Link"><text:span text:style-name="T6"> c’est par ici</text:span></text:a></text:p>
      <text:h text:style-name="P6" text:outline-level="3"><text:soft-page-break/>DÉCLARER LE BRIS DE GLACE À VOTRE ASSUREUR</text:h>
      <text:p text:style-name="P2"><text:span text:style-name="T3">Si vous voulez que les travaux soient pris en charge par une compagnie d’assurance, après avoir choisi  votre réparateur il faut prévenir votre assureur de votre sinistre. Vous pouvez le faire soit par téléphone ou en passant directement en agence. Certaines compagnies d’assurance (Macif, MMA, Maaf, Allianz, groupama…) vous demanderont de rédiger une déclaration de sinistre par écrit. Pour obtenir votre déclaration de sinistre rapidement utilisez l’outil  </text:span><text:a xlink:type="simple" xlink:href="https://www.zecarrossery.fr/declarez-un-bris-de-glace-pare-brise-garage-carrosserie-franchise-offerte/" office:target-frame-name="_blank" xlink:show="new" text:style-name="Internet_20_link" text:visited-style-name="Visited_20_Internet_20_Link"><text:span text:style-name="T6">“déclarer mon bris de glace”</text:span></text:a></text:p>
      <text:h text:style-name="P6" text:outline-level="3">LE MALUS EST IL IMPACTÉ?</text:h>
      <text:p text:style-name="P15">Bonne nouvelle ! Faire jouer votre garantie bris de glace n’a pas d’impact sur le bonus/malus de votre assurance. Et ne vous inquiétez pas, cela n’a pas d’impact non plus sur le montant de votre prochaine prime d’assurance.</text:p>
      <text:h text:style-name="P6" text:outline-level="3">UNE FRANCHISE À PAYER?</text:h>
      <text:p text:style-name="P2"><text:span text:style-name="T3">Il existe deux types de garantie bris de glace : avec et sans franchise. Pour connaître la vôtre, nous vous invitons à vous référer à votre contrat d’assurance ou à poser la question directement à votre assureur. Dans la majeur partie des cas, vous aurez une franchise allant de 60€ à 120€. Si vous souhaitez économiser cette franchise profitez de l’offre </text:span><text:a xlink:type="simple" xlink:href="https://www.zecarrossery.fr/offres/franchise-offerte" office:target-frame-name="_blank" xlink:show="new" text:style-name="Internet_20_link" text:visited-style-name="Visited_20_Internet_20_Link"><text:span text:style-name="T6">“franchise offerte”</text:span></text:a><text:span text:style-name="T3"> de chez ZeCarrossery.<text:line-break/>Attention ! Si vous multipliez les bris de glace, certains assureurs augmenteront votre franchise.</text:span></text:p>
      <text:h text:style-name="P6" text:outline-level="3">POUR RÉSUMER...</text:h>
      <text:list xml:id="list6045192713399972467" text:style-name="L2">
        <text:list-item>
          <text:p text:style-name="P16">Choisissez votre réparateur</text:p>
        </text:list-item>
        <text:list-item>
          <text:p text:style-name="P16">Déclarez le sinistre à votre assureur</text:p>
        </text:list-item>
        <text:list-item>
          <text:p text:style-name="P16">Vous n’aurez pas de malus</text:p>
        </text:list-item>
        <text:list-item>
          <text:p text:style-name="P16">Vous aurez certainement une franchise à payer qui vous sera remboursée chez ZeCarrossery.</text:p>
        </text:list-item>
      </text:list>
      <text:p text:style-name="Standard"/>
      <text:p text:style-name="Standard"/>
      <text:p text:style-name="Standard"/>
      <text:p text:style-name="Standard"/>
      <text:p text:style-name="Standard"/>
      <text:h text:style-name="P3" text:outline-level="2">LES Z'ENGAGEMENTS ZECARROSSERY</text:h>
      <text:p text:style-name="P1">Logo : toutes assurances</text:p>
      <text:p text:style-name="P1">logo : 0e a avancer</text:p>
      <text:p text:style-name="P1">logo : rapidité de prise en charge </text:p>
      <text:p text:style-name="P1"/>
      <text:p text:style-name="P1"><text:soft-page-break/></text:p>
      <text:p text:style-name="Text_20_body"><text:span text:style-name="T9">NOS PRESTATIONS</text:span><text:span text:style-name="T10"> </text:span></text:p>
      <text:p text:style-name="P1">-reparation – collision des carrosseries</text:p>
      <text:p text:style-name="P1">-remplacement de pare bruse et vitrage</text:p>
      <text:p text:style-name="P1">-restauration véhicules anciens et youngtimer</text:p>
      <text:p text:style-name="P1">-peiunture des carrosseries*</text:p>
      <text:p text:style-name="P1">-renovation des jantes </text:p>
      <text:p text:style-name="P1"/>
      <text:p text:style-name="P1"/>
      <text:p text:style-name="P1"/>
      <text:p text:style-name="P1"/>
      <text:h text:style-name="P4" text:outline-level="2">Prix et conseils pour réaliser une peinture complète en carrosserie</text:h>
      <text:p text:style-name="P12">Catégorie :</text:p>
      <text:list xml:id="list7585491352391991908" text:style-name="L3">
        <text:list-item>
          <text:p text:style-name="P11"><text:a xlink:type="simple" xlink:href="https://www.zecarrossery.fr/blog-garage-carrosserie/conseils-de-pro" text:style-name="Internet_20_link" text:visited-style-name="Visited_20_Internet_20_Link"><text:span text:style-name="T11">Conseils de pro</text:span></text:a></text:p>
        </text:list-item>
      </text:list>
      <text:p text:style-name="P12">Refaire la peinture complète de votre véhicule est une décision importante. Et il faut d’abord oublier certaines idées reçues : le voile de peinture, ça n’existe pas. Voilà, c’est dit. Ne vous laissez pas abuser. Si vous voulez changer de teinte ou refaire une beauté à votre voiture, soit pour la vendre, soit par choix esthétique, dites-vous qu’il faudra entreprendre une peinture complète.</text:p>
      <text:h text:style-name="P19" text:outline-level="5">Choisissez la peinture et sa finition avec votre carrossier</text:h>
      <text:p text:style-name="Text_20_body">Prix et conseils pour réaliser une peinture complète en carrosserie, voici toutes nos informations :</text:p>
      <text:p text:style-name="Text_20_body">Deux types de travaux sont possibles : opter pour une peinture de même couleur ou changer de teinte. Les techniques sont différentes et les prix également. Plusieurs finitions peuvent être proposées : métallisée, nacrée, nacrée tri-couches ou vernis opaque.<text:line-break/>Là encore, votre carrossier peut vous conseiller en fonction du rendu souhaité.</text:p>
      <text:p text:style-name="Text_20_body"> </text:p>
      <text:p text:style-name="Text_20_body">Toutefois, Gérald Robart, ZeCarrossier à Saint-Herblain en Loire-Atlantique, met en garde les automobilistes.</text:p>
      <text:p text:style-name="Quotations"><text:span text:style-name="Emphasis">« Pour une peinture à l’identique, il faut faire attention car sur le même modèle, les teintes de base peuvent changer en quelques mois. Les références du constructeur peuvent avoir été modifiées, il faut bien se renseigner. Et dans le cas d’une retouche que vous voudriez faire vous-même, prenez en compte la marque de la peinture car pour le même coloris, elles affichent des tolérances de + ou – 5, ce qui change tout de même le ton exact ».</text:span></text:p>
      <text:p text:style-name="Text_20_body"> </text:p>
      <text:p text:style-name="Text_20_body"><text:span text:style-name="Strong_20_Emphasis">Un petit truc en plus </text:span>: regardez toujours votre couleur à la lumière naturelle extérieure, sinon vous pourriez avoir des surprises !</text:p>
      <text:h text:style-name="P19" text:outline-level="5"><text:soft-page-break/>La peinture complète du véhicule, une technique très minutieuse</text:h>
      <text:p text:style-name="P12">Vous aurez compris qu’il est préférable de faire repeindre sa voiture par un carrossier que de s’essayer seul à cet exercice.</text:p>
      <text:p text:style-name="P12">Mais, si nous vous conseillons de faire appel à un professionnel, ce n’est pas un hasard. Connaissez-vous toutes les étapes d’une peinture complète ? Un petit récapitulatif s’impose pour comprendre la technique qui permet à un pro de vous rendre une voiture impeccable.</text:p>
      <text:p text:style-name="P12"> </text:p>
      <text:list xml:id="list6266697439584594251" text:style-name="L4">
        <text:list-item>
          <text:p text:style-name="P18"><text:span text:style-name="Strong_20_Emphasis"><text:span text:style-name="T11">Phase de démontage </text:span></text:span><text:span text:style-name="T11">obligatoire pour poncer absolument partout y compris les pare-chocs, les rétroviseurs et tous les éléments en jonction. </text:span></text:p>
        </text:list-item>
        <text:list-item>
          <text:p text:style-name="P18"><text:span text:style-name="Strong_20_Emphasis"><text:span text:style-name="T11">Phase de redressage</text:span></text:span><text:span text:style-name="T11"> si le véhicule est endommagé.</text:span></text:p>
        </text:list-item>
        <text:list-item>
          <text:p text:style-name="P18"><text:span text:style-name="Strong_20_Emphasis"><text:span text:style-name="T11">Phase de ponçage</text:span></text:span><text:span text:style-name="T11"> pour permettre à la peinture de bien accrocher sur la carrosserie. </text:span></text:p>
        </text:list-item>
        <text:list-item>
          <text:p text:style-name="P18"><text:span text:style-name="Strong_20_Emphasis"><text:span text:style-name="T11">Phase de masticage</text:span></text:span><text:span text:style-name="T11"> pour reboucher toutes les imperfections.</text:span></text:p>
        </text:list-item>
        <text:list-item>
          <text:p text:style-name="P18"><text:span text:style-name="Strong_20_Emphasis"><text:span text:style-name="T11">Deuxième phase de ponçage</text:span></text:span><text:span text:style-name="T11"> (plus fine). Importante après le masticage et également pour remettre à niveau les différentes couches de peinture lorsqu’il y besoin.</text:span></text:p>
        </text:list-item>
        <text:list-item>
          <text:p text:style-name="P18"><text:span text:style-name="Strong_20_Emphasis"><text:span text:style-name="T11">Phase de marouflage</text:span></text:span><text:span text:style-name="T11"> (projection d’un apprêt par pulvérisation avec air comprimé) qui permet de protéger la carrosserie. En atelier c’est un moment  délicat qu’il faut exécuter dans des zones dédiées, équipé d’un masque à charbon actif.</text:span></text:p>
        </text:list-item>
        <text:list-item>
          <text:p text:style-name="P18"><text:span text:style-name="Strong_20_Emphasis"><text:span text:style-name="T11">Phase de dégraissage</text:span></text:span><text:span text:style-name="T11"> ou de propreté. Ne pas louper cette étape essentielle de nettoyage afin de ne pas gâcher tout le travail.</text:span></text:p>
        </text:list-item>
        <text:list-item>
          <text:p text:style-name="P18"><text:span text:style-name="Strong_20_Emphasis"><text:span text:style-name="T11">Phase de cachage</text:span></text:span><text:span text:style-name="T11"> pour protéger tous les éléments ne devant pas être peints.</text:span></text:p>
        </text:list-item>
        <text:list-item>
          <text:p text:style-name="P18"><text:span text:style-name="Strong_20_Emphasis"><text:span text:style-name="T11">Phase d’application</text:span></text:span><text:span text:style-name="T11"> de la couleur.</text:span></text:p>
        </text:list-item>
        <text:list-item>
          <text:p text:style-name="P18"><text:span text:style-name="Strong_20_Emphasis"><text:span text:style-name="T11">Phase de séchage</text:span></text:span><text:span text:style-name="T11"> avec ventilation à température ambiante.</text:span></text:p>
        </text:list-item>
        <text:list-item>
          <text:p text:style-name="P18"><text:span text:style-name="Strong_20_Emphasis"><text:span text:style-name="T11">Phase de contrôle</text:span></text:span><text:span text:style-name="T11"> très importante.</text:span></text:p>
        </text:list-item>
        <text:list-item>
          <text:p text:style-name="P18"><text:span text:style-name="Strong_20_Emphasis"><text:span text:style-name="T11">Phase de vernissage</text:span></text:span><text:span text:style-name="T11"> pour protéger la couleur et donner la brillance. </text:span></text:p>
        </text:list-item>
        <text:list-item>
          <text:p text:style-name="P18"><text:span text:style-name="Strong_20_Emphasis"><text:span text:style-name="T11">Nouvelle phase de séchage</text:span></text:span><text:span text:style-name="T11"> en cabine à 65°.</text:span></text:p>
        </text:list-item>
        <text:list-item>
          <text:p text:style-name="P13"><text:span text:style-name="Strong_20_Emphasis"><text:span text:style-name="T11">Pour terminer, la sortie du garage</text:span></text:span></text:p>
        </text:list-item>
      </text:list>
      <text:p text:style-name="P12"> </text:p>
      <text:p text:style-name="Text_20_body"><text:span text:style-name="Strong_20_Emphasis"><text:span text:style-name="T11">À SAVOIR :</text:span></text:span><text:span text:style-name="T11"> une peinture n’est vraiment sèche à cœur qu’au bout de 5 à 6 semaines. Armez-vous de patience avant de la lustrer !</text:span></text:p>
      <text:p text:style-name="P12">Ainsi vous l’aurez compris, une peinture complète nécessite beaucoup de temps et de minutie.Bref, voici toutes nos astuces pour vous donner des informations sur les prix et conseils pour realiser une peinture complete en carrosserie</text:p>
      <text:p text:style-name="P12"> </text:p>
      <text:p text:style-name="Text_20_body"><text:span text:style-name="Strong_20_Emphasis"><text:span text:style-name="T11">LE PRIX : </text:span></text:span><text:span text:style-name="T11">Le prix est donc en conséquence et vous ne serez plus surpris en voyant le devis de votre carrossier. Le prix d’une peinture complète peut varier de </text:span><text:span text:style-name="Strong_20_Emphasis"><text:span text:style-name="T11">2 000 à 4 000 €</text:span></text:span><text:span text:style-name="T11">, en fonction de la teinte, de la finition, des besoins plus ou moins importants de rénovation ou de réparation des tôles.</text:span></text:p>
      <text:p text:style-name="P12"> </text:p>
      <text:p text:style-name="Text_20_body"><text:span text:style-name="T11">Et bien-sûr pour éviter le pire, n’hésitez pas à demander un </text:span><text:span text:style-name="Strong_20_Emphasis"><text:span text:style-name="T11">devis personnalisé </text:span></text:span><text:a xlink:type="simple" xlink:href="https://www.zecarrossery.fr/demande-de-devis-garage-carrosserie-franchise-offerte/" text:style-name="Internet_20_link" text:visited-style-name="Visited_20_Internet_20_Link"><text:span text:style-name="Strong_20_Emphasis"><text:span text:style-name="T11">ici</text:span></text:span></text:a></text:p>
      <text:p text:style-name="P9"/>
      <text:p text:style-name="P9"/>
      <text:p text:style-name="P10">conseil de pro : </text:p>
      <text:p text:style-name="P10">https://www.zecarrossery.fr/blog-garage-carrosserie/conseils-de-p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tserrat" svg:font-family="Montserrat, sans-serif"/>
    <style:font-face style:name="Nunito Sans" svg:font-family="'Nunito Sans', Arial, sans-serif"/>
    <style:font-face style:name="OpenSymbol" svg:font-family="OpenSymbol"/>
    <style:font-face style:name="Oswald" svg:font-family="Oswald, sans-serif"/>
    <style:font-face style:name="Poppins" svg:font-family="Poppins, sans-serif"/>
    <style:font-face style:name="inherit" svg:font-family="inheri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Arial1" style:font-size-complex="10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ena Lila</meta:initial-creator>
    <meta:creation-date>2021-06-18T07:59:07.48</meta:creation-date>
    <dc:date>2021-06-21T18:28:08.49</dc:date>
    <dc:creator>Nena Lila</dc:creator>
    <meta:editing-duration>PT22H31M14S</meta:editing-duration>
    <meta:editing-cycles>2</meta:editing-cycles>
    <meta:generator>OpenOffice/4.1.7$Win32 OpenOffice.org_project/417m1$Build-9800</meta:generator>
    <meta:document-statistic meta:table-count="0" meta:image-count="0" meta:object-count="0" meta:page-count="4" meta:paragraph-count="77" meta:word-count="1201" meta:character-count="7369"/>
  </office:meta>
</office:document-meta>
</file>